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597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902cm" style:use-optimal-column-width="false"/>
    </style:style>
    <style:style style:name="co4" style:family="table-column">
      <style:table-column-properties style:column-width="1.776cm" style:use-optimal-column-width="false"/>
    </style:style>
    <style:style style:name="co5" style:family="table-column">
      <style:table-column-properties style:column-width="1.778cm" style:use-optimal-column-width="false"/>
    </style:style>
    <style:style style:name="co6" style:family="table-column">
      <style:table-column-properties style:column-width="1.279cm" style:use-optimal-column-width="false"/>
    </style:style>
    <style:style style:name="co7" style:family="table-column">
      <style:table-column-properties style:column-width="1.742cm" style:use-optimal-column-width="false"/>
    </style:style>
    <style:style style:name="ro1" style:family="table-row">
      <style:table-row-properties style:row-height="0.661cm"/>
    </style:style>
    <style:style style:name="ro2" style:family="table-row">
      <style:table-row-properties style:row-height="1.321cm"/>
    </style:style>
    <style:style style:name="ro3" style:family="table-row">
      <style:table-row-properties style:row-height="0.689cm"/>
    </style:style>
    <style:style style:name="ce1" style:family="table-cell">
      <loext:graphic-properties draw:fill="none" draw:fill-image-width="0cm" draw:fill-image-height="0cm" style:repeat="repeat"/>
      <style:paragraph-properties fo:border="0.03pt solid #000000"/>
      <style:text-properties style:font-name="Times New Roman" fo:font-size="17pt" fo:font-weight="bold" style:font-size-asian="17pt" style:font-weight-asian="bold" style:font-size-complex="17pt" style:font-weight-complex="bold"/>
    </style:style>
    <style:style style:name="ce2" style:family="table-cell">
      <loext:graphic-properties draw:fill="none" draw:fill-image-width="0cm" draw:fill-image-height="0cm" style:repeat="repeat"/>
      <style:paragraph-properties fo:border="0.03pt solid #000000"/>
      <style:text-properties style:font-name="Times New Roman" fo:font-size="17pt" fo:font-weight="normal" style:font-size-asian="17pt" style:font-weight-asian="normal" style:font-size-complex="17pt" style:font-weight-complex="normal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Times New Roman"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style:font-name="Times New Roman" fo:font-size="17pt" fo:font-weight="bold" style:font-size-asian="17pt" style:font-weight-asian="bold" style:font-size-complex="17pt" style:font-weight-complex="bold"/>
    </style:style>
    <style:style style:name="P5" style:family="paragraph">
      <loext:graphic-properties draw:fill-color="#ffffff"/>
    </style:style>
    <style:style style:name="T1" style:family="text">
      <style:text-properties style:font-name="Times New Roman1" fo:font-size="17pt" style:font-size-asian="17pt" style:font-size-complex="17pt"/>
    </style:style>
    <style:style style:name="T2" style:family="text">
      <style:text-properties style:font-name="Times New Roman" fo:font-size="17pt" style:font-size-asian="17pt" style:font-size-complex="17pt"/>
    </style:style>
    <style:style style:name="T3" style:family="text">
      <style:text-properties style:text-position="super 58%" style:font-name="Times New Roman1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4.975cm" svg:height="10.601cm" svg:x="1.44cm" svg:y="2.5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"><text:span text:style-name="T1">Conductor diameter</text:span></text:p>
              </table:table-cell>
              <table:table-cell>
                <text:p text:style-name="P1"><text:span text:style-name="T2">1/4"</text:span></text:p>
              </table:table-cell>
              <table:table-cell>
                <text:p text:style-name="P1"><text:span text:style-name="T1">5/16"</text:span></text:p>
              </table:table-cell>
              <table:table-cell>
                <text:p text:style-name="P2"><text:span text:style-name="T1">5/16"</text:span></text:p>
              </table:table-cell>
              <table:table-cell>
                <text:p text:style-name="P1"><text:span text:style-name="T1">5/16"</text:span></text:p>
              </table:table-cell>
              <table:table-cell>
                <text:p text:style-name="P1"><text:span text:style-name="T1">3/8"</text:span></text:p>
              </table:table-cell>
              <table:table-cell>
                <text:p text:style-name="P1"><text:span text:style-name="T1">3/8"</text:span></text:p>
              </table:table-cell>
              <table:table-cell>
                <text:p text:style-name="P2"><text:span text:style-name="T1">3/8"</text:span></text:p>
              </table:table-cell>
              <table:table-cell>
                <text:p text:style-name="P1"><text:span text:style-name="T1">1/2"</text:span></text:p>
              </table:table-cell>
              <table:table-cell>
                <text:p><text:span text:style-name="T1">1/2</text:span><text:span text:style-name="T1">"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Conductor columns×rows</text:span></text:p>
                <text:p text:style-name="P1"><text:span text:style-name="T1">(width×height)</text:span></text:p>
              </table:table-cell>
              <table:table-cell>
                <text:p text:style-name="P1"><text:span text:style-name="T2">6x12</text:span></text:p>
              </table:table-cell>
              <table:table-cell>
                <text:p text:style-name="P1"><text:span text:style-name="T1">4×12</text:span></text:p>
              </table:table-cell>
              <table:table-cell>
                <text:p text:style-name="P2"><text:span text:style-name="T1">5×12</text:span></text:p>
              </table:table-cell>
              <table:table-cell>
                <text:p text:style-name="P1"><text:span text:style-name="T1">6×10</text:span></text:p>
              </table:table-cell>
              <table:table-cell>
                <text:p text:style-name="P1"><text:span text:style-name="T1">4×8</text:span></text:p>
              </table:table-cell>
              <table:table-cell>
                <text:p text:style-name="P1"><text:span text:style-name="T1">5×8</text:span></text:p>
              </table:table-cell>
              <table:table-cell>
                <text:p text:style-name="P2"><text:span text:style-name="T1">6×8</text:span></text:p>
              </table:table-cell>
              <table:table-cell>
                <text:p text:style-name="P1"><text:span text:style-name="T1">5×10</text:span></text:p>
              </table:table-cell>
              <table:table-cell>
                <text:p text:style-name="P1"><text:span text:style-name="T1">6×1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Power [kWt]</text:span></text:p>
              </table:table-cell>
              <table:table-cell>
                <text:p text:style-name="P1"><text:span text:style-name="T2">16.6</text:span></text:p>
              </table:table-cell>
              <table:table-cell>
                <text:p text:style-name="P3">17.8</text:p>
              </table:table-cell>
              <table:table-cell>
                <text:p text:style-name="P2"><text:span text:style-name="T1">14.7</text:span></text:p>
              </table:table-cell>
              <table:table-cell>
                <text:p text:style-name="P1"><text:span text:style-name="T1">14.5</text:span></text:p>
              </table:table-cell>
              <table:table-cell>
                <text:p text:style-name="P3">20.6</text:p>
              </table:table-cell>
              <table:table-cell>
                <text:p text:style-name="P1"><text:span text:style-name="T1">17.5</text:span></text:p>
              </table:table-cell>
              <table:table-cell>
                <text:p text:style-name="P2"><text:span text:style-name="T1">15.7</text:span></text:p>
              </table:table-cell>
              <table:table-cell>
                <text:p text:style-name="P1"><text:span text:style-name="T1">14.3</text:span></text:p>
              </table:table-cell>
              <table:table-cell>
                <text:p text:style-name="P1"><text:span text:style-name="T1">13.9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Maximum water pressure [bar]</text:span></text:p>
              </table:table-cell>
              <table:table-cell>
                <text:p text:style-name="P1"><text:span text:style-name="T2">3.4</text:span></text:p>
              </table:table-cell>
              <table:table-cell>
                <text:p text:style-name="P3">3.4</text:p>
              </table:table-cell>
              <table:table-cell>
                <text:p text:style-name="P2"><text:span text:style-name="T1">2.21</text:span></text:p>
              </table:table-cell>
              <table:table-cell>
                <text:p text:style-name="P1"><text:span text:style-name="T1">3.8</text:span></text:p>
              </table:table-cell>
              <table:table-cell>
                <text:p text:style-name="P3">1.95</text:p>
              </table:table-cell>
              <table:table-cell>
                <text:p text:style-name="P1"><text:span text:style-name="T1">1.77</text:span></text:p>
              </table:table-cell>
              <table:table-cell>
                <text:p text:style-name="P2"><text:span text:style-name="T1">1.45</text:span></text:p>
              </table:table-cell>
              <table:table-cell>
                <text:p text:style-name="P1"><text:span text:style-name="T1">0.11</text:span></text:p>
              </table:table-cell>
              <table:table-cell>
                <text:p text:style-name="P1"><text:span text:style-name="T1">0.13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Current density [Amps/cm</text:span><text:span text:style-name="T3">2</text:span><text:span text:style-name="T1">]</text:span></text:p>
              </table:table-cell>
              <table:table-cell>
                <text:p text:style-name="P1"><text:span text:style-name="T2">311</text:span></text:p>
              </table:table-cell>
              <table:table-cell>
                <text:p text:style-name="P3">300</text:p>
              </table:table-cell>
              <table:table-cell>
                <text:p text:style-name="P2"><text:span text:style-name="T1">240</text:span></text:p>
              </table:table-cell>
              <table:table-cell>
                <text:p text:style-name="P1"><text:span text:style-name="T1">250</text:span></text:p>
              </table:table-cell>
              <table:table-cell>
                <text:p text:style-name="P3">319</text:p>
              </table:table-cell>
              <table:table-cell>
                <text:p text:style-name="P1"><text:span text:style-name="T1">263</text:span></text:p>
              </table:table-cell>
              <table:table-cell>
                <text:p text:style-name="P2"><text:span text:style-name="T1">228</text:span></text:p>
              </table:table-cell>
              <table:table-cell>
                <text:p text:style-name="P1"><text:span text:style-name="T1">128</text:span></text:p>
              </table:table-cell>
              <table:table-cell>
                <text:p text:style-name="P1"><text:span text:style-name="T1">115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Current per wire [Amps]</text:span></text:p>
              </table:table-cell>
              <table:table-cell>
                <text:p text:style-name="P1"><text:span text:style-name="T2">135</text:span></text:p>
              </table:table-cell>
              <table:table-cell>
                <text:p text:style-name="P3">188</text:p>
              </table:table-cell>
              <table:table-cell>
                <text:p text:style-name="P2"><text:span text:style-name="T1">153</text:span></text:p>
              </table:table-cell>
              <table:table-cell>
                <text:p text:style-name="P1"><text:span text:style-name="T1">157</text:span></text:p>
              </table:table-cell>
              <table:table-cell>
                <text:p text:style-name="P3">290</text:p>
              </table:table-cell>
              <table:table-cell>
                <text:p text:style-name="P1"><text:span text:style-name="T1">240</text:span></text:p>
              </table:table-cell>
              <table:table-cell>
                <text:p text:style-name="P2"><text:span text:style-name="T1">205</text:span></text:p>
              </table:table-cell>
              <table:table-cell>
                <text:p text:style-name="P1"><text:span text:style-name="T1">207</text:span></text:p>
              </table:table-cell>
              <table:table-cell>
                <text:p text:style-name="P1"><text:span text:style-name="T1">186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Voltage drop (total) [V]</text:span></text:p>
              </table:table-cell>
              <table:table-cell>
                <text:p text:style-name="P1"><text:span text:style-name="T2">110</text:span></text:p>
              </table:table-cell>
              <table:table-cell>
                <text:p text:style-name="P3">94</text:p>
              </table:table-cell>
              <table:table-cell>
                <text:p text:style-name="P2"><text:span text:style-name="T1">96</text:span></text:p>
              </table:table-cell>
              <table:table-cell>
                <text:p text:style-name="P1"><text:span text:style-name="T1">92</text:span></text:p>
              </table:table-cell>
              <table:table-cell>
                <text:p text:style-name="P3">71</text:p>
              </table:table-cell>
              <table:table-cell>
                <text:p text:style-name="P1"><text:span text:style-name="T1">73</text:span></text:p>
              </table:table-cell>
              <table:table-cell>
                <text:p text:style-name="P2"><text:span text:style-name="T1">76</text:span></text:p>
              </table:table-cell>
              <table:table-cell>
                <text:p text:style-name="P1"><text:span text:style-name="T1">70</text:span></text:p>
              </table:table-cell>
              <table:table-cell>
                <text:p text:style-name="P1"><text:span text:style-name="T1">7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Resistance (total) [Ohm]</text:span></text:p>
              </table:table-cell>
              <table:table-cell>
                <text:p text:style-name="P1"><text:span text:style-name="T2">0.73</text:span></text:p>
              </table:table-cell>
              <table:table-cell>
                <text:p text:style-name="P3">0.50</text:p>
              </table:table-cell>
              <table:table-cell>
                <text:p text:style-name="P2"><text:span text:style-name="T1">0.62</text:span></text:p>
              </table:table-cell>
              <table:table-cell>
                <text:p text:style-name="P1"><text:span text:style-name="T1">0.58</text:span></text:p>
              </table:table-cell>
              <table:table-cell>
                <text:p text:style-name="P3">0.24</text:p>
              </table:table-cell>
              <table:table-cell>
                <text:p text:style-name="P1"><text:span text:style-name="T1">0.3</text:span></text:p>
              </table:table-cell>
              <table:table-cell>
                <text:p text:style-name="P2"><text:span text:style-name="T1">0.36</text:span></text:p>
              </table:table-cell>
              <table:table-cell>
                <text:p text:style-name="P1"><text:span text:style-name="T1">0.33</text:span></text:p>
              </table:table-cell>
              <table:table-cell>
                <text:p text:style-name="P1"><text:span text:style-name="T1">0.4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N×I (total current/helix) [Amps]</text:span></text:p>
              </table:table-cell>
              <table:table-cell>
                <text:p text:style-name="P3">9040</text:p>
              </table:table-cell>
              <table:table-cell>
                <text:p text:style-name="P3">9030</text:p>
              </table:table-cell>
              <table:table-cell>
                <text:p text:style-name="P4">9220</text:p>
              </table:table-cell>
              <table:table-cell>
                <text:p text:style-name="P3">9470</text:p>
              </table:table-cell>
              <table:table-cell>
                <text:p text:style-name="P3">9260</text:p>
              </table:table-cell>
              <table:table-cell>
                <text:p text:style-name="P3">9560</text:p>
              </table:table-cell>
              <table:table-cell>
                <text:p text:style-name="P4">9930</text:p>
              </table:table-cell>
              <table:table-cell>
                <text:p text:style-name="P3">9790</text:p>
              </table:table-cell>
              <table:table-cell>
                <text:p text:style-name="P3">10360</text:p>
              </table:table-cell>
            </table:table-row>
            <table:table-row table:style-name="ro1" table:default-cell-style-name="ce1">
              <table:table-cell>
                <text:p text:style-name="P1"><text:span text:style-name="T1">Conductor total length [feet]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Conductor total weight [kg]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>
                <text:p text:style-name="P1"><text:span text:style-name="T1">Steel weight [kg]</text:span></text:p>
              </table:table-cell>
              <table:table-cell>
                <text:p text:style-name="P3">740</text:p>
              </table:table-cell>
              <table:table-cell>
                <text:p text:style-name="P3">1450</text:p>
              </table:table-cell>
              <table:table-cell>
                <text:p text:style-name="P3">1290</text:p>
              </table:table-cell>
              <table:table-cell>
                <text:p text:style-name="P3">860</text:p>
              </table:table-cell>
              <table:table-cell>
                <text:p text:style-name="P3">940</text:p>
              </table:table-cell>
              <table:table-cell>
                <text:p text:style-name="P3">800</text:p>
              </table:table-cell>
              <table:table-cell>
                <text:p text:style-name="P3">670</text:p>
              </table:table-cell>
              <table:table-cell>
                <text:p text:style-name="P3">1250</text:p>
              </table:table-cell>
              <table:table-cell>
                <text:p text:style-name="P3">870</text:p>
              </table:table-cell>
            </table:table-row>
            <table:table-row table:style-name="ro1" table:default-cell-style-name="ce2">
              <table:table-cell>
                <text:p text:style-name="P3">Total radius (pipe+conductors &amp; <text:s/>insulation+steel cylinder) [cm]</text:p>
              </table:table-cell>
              <table:table-cell>
                <text:p text:style-name="P3">12.2</text:p>
              </table:table-cell>
              <table:table-cell>
                <text:p text:style-name="P3">15.4</text:p>
              </table:table-cell>
              <table:table-cell>
                <text:p text:style-name="P3">15.4</text:p>
              </table:table-cell>
              <table:table-cell>
                <text:p text:style-name="P3">13.7</text:p>
              </table:table-cell>
              <table:table-cell>
                <text:p text:style-name="P3">13.4</text:p>
              </table:table-cell>
              <table:table-cell>
                <text:p text:style-name="P3">13.4</text:p>
              </table:table-cell>
              <table:table-cell>
                <text:p text:style-name="P3">13.4</text:p>
              </table:table-cell>
              <table:table-cell>
                <text:p text:style-name="P3">18.5</text:p>
              </table:table-cell>
              <table:table-cell>
                <text:p text:style-name="P3">18.5</text:p>
              </table:table-cell>
            </table:table-row>
            <table:table-row table:style-name="ro1" table:default-cell-style-name="ce2">
              <table:table-cell>
                <text:p text:style-name="P3">Nr. of conductors per turn/layer</text:p>
              </table:table-cell>
              <table:table-cell>
                <text:p text:style-name="P3">2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10:13:50.791997828</meta:creation-date>
    <dc:date>2019-04-25T21:14:10.378300304</dc:date>
    <meta:editing-duration>PT6H29M46S</meta:editing-duration>
    <meta:editing-cycles>26</meta:editing-cycles>
    <meta:generator>LibreOffice/5.3.6.1$Linux_X86_64 LibreOffice_project/30$Build-1</meta:generator>
    <meta:document-statistic meta:object-count="24"/>
  </office:meta>
</office:document-meta>
</file>